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egoe UI"/>
    </style:style>
    <style:style style:name="P2" style:family="paragraph" style:parent-style-name="Standard" style:list-style-name="L1">
      <style:text-properties style:font-name="Segoe UI"/>
    </style:style>
    <style:style style:name="P3" style:family="paragraph" style:parent-style-name="Standard" style:list-style-name="L2">
      <style:text-properties style:font-name="Segoe UI"/>
    </style:style>
    <style:style style:name="P4" style:family="paragraph" style:parent-style-name="Standard">
      <style:text-properties style:font-name="Segoe U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text-properties style:font-name="Segoe UI"/>
    </style:style>
    <style:style style:name="P6" style:family="paragraph" style:parent-style-name="Standard">
      <style:text-properties style:font-name="Segoe UI"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tamin Shoppe (la cadena de tiendas)</text:p>
      <text:list xml:id="list1366901377" text:style-name="L1">
        <text:list-item>
          <text:p text:style-name="P2">IP-6</text:p>
          <text:list>
            <text:list-item>
              <text:p text:style-name="P2">Baja el tamaño del tumor.</text:p>
            </text:list-item>
            <text:list-item>
              <text:p text:style-name="P2">Tome sola, con estago vacilo y con agua.</text:p>
            </text:list-item>
            <text:list-item>
              <text:p text:style-name="P2">1,600 mg al dia </text:p>
            </text:list-item>
            <text:list-item>
              <text:p text:style-name="P2">(2 pastillas de 800 mg).</text:p>
            </text:list-item>
            <text:list-item>
              <text:p text:style-name="P2">MARKAS: </text:p>
              <text:list>
                <text:list-item>
                  <text:p text:style-name="P2">Cell <text:s/>Forte</text:p>
                </text:list-item>
                <text:list-item>
                  <text:p text:style-name="P2">Source Naturals</text:p>
                </text:list-item>
              </text:list>
            </text:list-item>
            <text:list-item>
              <text:p text:style-name="P2">Compre mas balarto. Todo son los mismos.</text:p>
            </text:list-item>
          </text:list>
        </text:list-item>
        <text:list-item>
          <text:p text:style-name="P2">Omega-3 (aceite de pescado)</text:p>
          <text:list>
            <text:list-item>
              <text:p text:style-name="P2">Para el corazon y el cancer.</text:p>
            </text:list-item>
            <text:list-item>
              <text:p text:style-name="P2">Marka: Super Omega-3 de Carlson Laboratories</text:p>
            </text:list-item>
            <text:list-item>
              <text:p text:style-name="P2">$13, 130 pastillas (gelcaps)</text:p>
            </text:list-item>
            <text:list-item>
              <text:p text:style-name="P2">Tome 4 al dia</text:p>
            </text:list-item>
            <text:list-item>
              <text:p text:style-name="P2">NO TOME aspirina, ibuprofen, advil, etc., con la omega-3. Le pone la sangre muy aguita.</text:p>
            </text:list-item>
          </text:list>
        </text:list-item>
        <text:list-item>
          <text:p text:style-name="P2">Hyaluronic Acid</text:p>
          <text:list>
            <text:list-item>
              <text:p text:style-name="P2">Para el dolor de la rodilla.</text:p>
            </text:list-item>
            <text:list-item>
              <text:p text:style-name="P2">Tome con agua. </text:p>
            </text:list-item>
            <text:list-item>
              <text:p text:style-name="P2">Tome 3 vasos or mas de agua</text:p>
            </text:list-item>
            <text:list-item>
              <text:p text:style-name="P2">MARKA:</text:p>
              <text:list>
                <text:list-item>
                  <text:p text:style-name="P2">Source Natural Skin Eternal Hyaluronic acid</text:p>
                </text:list-item>
                <text:list-item>
                  <text:p text:style-name="P2">$10, 60 pastillas (tablets)</text:p>
                </text:list-item>
                <text:list-item>
                  <text:p text:style-name="P2">Comprar este uno si está en un apuro. <text:s/>Hay otra. Mire abojo.</text:p>
                </text:list-item>
              </text:list>
            </text:list-item>
          </text:list>
        </text:list-item>
      </text:list>
      <text:p text:style-name="P1"/>
      <text:p text:style-name="P4">Lucky Vitamin – 888-635-0474 – LuckyVitamin.com</text:p>
      <text:list xml:id="list893367189" text:style-name="L2">
        <text:list-item>
          <text:list>
            <text:list-item>
              <text:p text:style-name="P3">Source Naturals Hyluronic Joint Complex- With Glucosamine, Chondroitin, and MSM</text:p>
              <text:list>
                <text:list-item>
                  <text:p text:style-name="P3">La mas buena para el dolor de la rodilla.</text:p>
                </text:list-item>
                <text:list-item>
                  <text:p text:style-name="P3">$15, 60 pastillas (tablets)</text:p>
                </text:list-item>
              </text:list>
            </text:list-item>
            <text:list-item>
              <text:p text:style-name="P3">Source Naturals IP-6 (800 mg, pastillas)</text:p>
              <text:list>
                <text:list-item>
                  <text:p text:style-name="P3">$10, Mas balarto que la compre en LuckyVitamin que la cadena, Vitamin Shoppe.</text:p>
                </text:list-item>
              </text:list>
            </text:list-item>
          </text:list>
        </text:list-item>
      </text:list>
      <text:p text:style-name="P1"/>
      <text:p text:style-name="P4">LifeSpan Nutrition – 800-247-5731 – LifeSpanNutrition.com</text:p>
      <text:list xml:id="list2158077283" text:style-name="L3">
        <text:list-item>
          <text:list>
            <text:list-item>
              <text:p text:style-name="P5">“30 Minutes of Sunshine” (Formula de Vitamin D3, manesio citrate)</text:p>
              <text:list>
                <text:list-item>
                  <text:p text:style-name="P5">Sale: compre 2, recibe 1 gratis (3 botellas en total)</text:p>
                </text:list-item>
                <text:list-item>
                  <text:p text:style-name="P5">Tome 2 pastillas al dia.</text:p>
                </text:list-item>
                <text:list-item>
                  <text:p text:style-name="P5">Cada una tiene 5,000 I.u. De Vitamina D3.</text:p>
                </text:list-item>
                <text:list-item>
                  <text:p text:style-name="P5">No puede encontra esta en las tienes. Solomente por el telefono o la internet.</text:p>
                </text:list-item>
              </text:list>
            </text:list-item>
            <text:list-item>
              <text:p text:style-name="P5">So puede, tambien compre “Purity Products Perfect Multi Super Greens”</text:p>
              <text:list>
                <text:list-item>
                  <text:p text:style-name="P5">La mas buena multi-vitamin, pero cuesta $33. Es mas buena que la Centrum. Tome 4 pastillas al dia.</text:p>
                </text:list-item>
              </text:list>
            </text:list-item>
            <text:list-item>
              <text:p text:style-name="P5">Barlean's Forti-Flax (Linaza para el cancer de seno. Mas bueno/effectivo que el Arimedex.) - $8</text:p>
            </text:list-item>
          </text:list>
        </text:list-item>
      </text:list>
      <text:p text:style-name="P1"/>
      <text:p text:style-name="P6">La mas importante es toma Longevinex. Esa trabaja para t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791in" fo:margin-bottom="0.5146in" fo:margin-left="0.4272in" fo:margin-right="0.33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13:36:25</meta:creation-date>
    <meta:document-statistic meta:table-count="0" meta:image-count="0" meta:object-count="0" meta:page-count="1" meta:paragraph-count="40" meta:word-count="313" meta:character-count="1655"/>
    <dc:date>2009-05-11T14:01:56</dc:date>
    <meta:editing-duration>PT00H08M10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